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Normal">The program correctly asks for a value, then prints "C program" the specified number of times, and finally informs the user how many times the function was calle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38:00Z</dc:date>
    <meta:template xlink:href="Normal" xlink:type="simple"/>
    <meta:editing-cycles>75</meta:editing-cycles>
    <meta:editing-duration>PT3840S</meta:editing-duration>
    <meta:document-statistic meta:page-count="23" meta:paragraph-count="46" meta:word-count="3490" meta:character-count="23341" meta:row-count="165" meta:non-whitespace-character-count="19897"/>
  </office:meta>
</office:document-meta>
</file>